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T19" style:parent-style-name="Fuentedepárrafopredeter." style:family="text">
      <style:text-properties style:font-name="Arial" style:font-name-complex="Arial"/>
    </style:style>
  </office:automatic-styles>
  <office:body>
    <office:text text:use-soft-page-breaks="true">
      <text:p text:style-name="P1">1.-<text:s/>porque<text:s/>es mucho razonamiento se le debe poner mucho ingenio a las cosas para que queden decentemente.</text:p>
      <text:p text:style-name="P2">2.- no cualquiera hace las cosas se<text:s/>necesita<text:s/>estar preparado</text:p>
      <text:p text:style-name="P3">3.- por que<text:s/>surgen situaciones al momento que el<text:s/>usuario<text:s/>usa el<text:s/>software<text:s/>que no estaban planeadas</text:p>
      <text:p text:style-name="P4">4.- por que brindan<text:s/>excelentes<text:s/>servicios y tienen que estar bien</text:p>
      <text:p text:style-name="P5">5.- por que la<text:s/>tecnología<text:s/>avanza a niveles que no imaginamos</text:p>
      <text:p text:style-name="P6"/>
      <text:p text:style-name="P7">cosas negativas del software</text:p>
      <text:p text:style-name="P8">- muchas personas comienzan a hacerse flojas</text:p>
      <text:p text:style-name="P9">- somos muy dependientes al software</text:p>
      <text:p text:style-name="P10"/>
      <text:p text:style-name="P11">lo bueno</text:p>
      <text:p text:style-name="P12">- la facilidad con la que podemos realizar diversas tareas</text:p>
      <text:p text:style-name="P13">- todo el proceso que nos ahorramos</text:p>
      <text:p text:style-name="P14"/>
      <text:p text:style-name="P15">1.-Creacion de nuevas ciencias</text:p>
      <text:p text:style-name="P16">2.-Entrtenimiento</text:p>
      <text:p text:style-name="P17">3.-Comodidad</text:p>
      <text:p text:style-name="P18">4.-</text:p>
      <text:p text:style-name="Standard"><text:span text:style-name="T19">5.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UMNO</dc:creator>
    <meta:creation-date>2019-01-31T13:39:00Z</meta:creation-date>
    <dc:date>2019-02-05T19:49:00Z</dc:date>
    <meta:template xlink:href="Normal" xlink:type="simple"/>
    <meta:editing-cycles>3</meta:editing-cycles>
    <meta:editing-duration>PT2640S</meta:editing-duration>
    <meta:document-statistic meta:page-count="1" meta:paragraph-count="1" meta:word-count="104" meta:character-count="678" meta:row-count="4" meta:non-whitespace-character-count="575"/>
  </office:meta>
</office:document-meta>
</file>